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40000015BF95B259E8C04311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unset-title">
      <style:graphic-properties draw:auto-grow-height="true" fo:min-height="2.5cm"/>
      <style:paragraph-properties style:writing-mode="lr-tb"/>
    </style:style>
    <style:style style:name="pr2" style:family="presentation" style:parent-style-name="Sunset-outline1">
      <style:graphic-properties fo:min-height="9.75cm"/>
      <style:paragraph-properties style:writing-mode="lr-tb"/>
    </style:style>
    <style:style style:name="pr3" style:family="presentation" style:parent-style-name="Sunset-notes">
      <style:graphic-properties draw:fill-color="#ffffff" fo:min-height="14cm"/>
      <style:paragraph-properties style:writing-mode="lr-tb"/>
    </style:style>
    <style:style style:name="P1" style:family="paragraph">
      <style:paragraph-properties fo:text-align="center"/>
    </style:style>
    <style:style style:name="P2" style:family="paragraph">
      <loext:graphic-properties draw:fill-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layer="layout" svg:width="10cm" svg:height="2.5cm" svg:x="9cm" svg:y="1.25cm" presentation:class="title">
          <draw:text-box>
            <text:p>Penguin</text:p>
          </draw:text-box>
        </draw:frame>
        <draw:frame presentation:style-name="pr2" draw:layer="layout" svg:width="17.185cm" svg:height="10cm" svg:x="2.5cm" svg:y="4cm" presentation:class="outline" presentation:user-transformed="true">
          <draw:text-box>
            <text:list text:style-name="L2">
              <text:list-item>
                <text:p>Penguins (order Sphenisciformes /sfɪˈnɪsɪfɔːrmiːz/, family Spheniscidae /sfɪˈnɪsɪdiː/) are a group of aquatic flightless birds. They live almost exclusively in the Southern Hemisphere: only one species, the Galápagos penguin, is found north of the Equator. Highly adapted for life in the water, penguins have countershaded dark and white plumage and flippers for swimming. Most penguins feed on krill, fish, squid and other forms of sea life which they catch with their bills and swallow whole while swimming. A penguin has a spiny tongue and powerful jaws to grip slippery prey.[4]</text:p>
                <text:p/>
              </text:list-item>
              <text:list-item>
                <text:p>They spend roughly half of their lives on land and the other half in the sea. The largest living species is the emperor penguin (Aptenodytes forsteri):[5] on average, adults are about 1.1 m (3 ft 7 in) tall and weigh 35 kg (77 lb). The smallest penguin species is the little blue penguin (Eudyptula minor), also known as the fairy penguin, which stands around 30–33 cm (12–13 in) tall and weighs 1.2–1.3 kg (2.6–2.9 lb).[6] Today, larger penguins generally inhabit colder regions, and smaller penguins inhabit regions with temperate or tropical climates. Some prehistoric penguin species were enormous: as tall or heavy as an adult human. There was a great diversity of species in subantarctic regions, and at least one giant species in a region around 2,000 km south of the equator 35 mya, during the Late Eocene, a climate decidedly warmer than today.[7] </text:p>
              </text:list-item>
            </text:list>
          </draw:text-box>
        </draw:frame>
        <draw:frame draw:style-name="gr1" draw:text-style-name="P1" draw:layer="layout" svg:width="6.878cm" svg:height="9.18cm" svg:x="19.685cm" svg:y="4.155cm">
          <draw:image xlink:href="Pictures/10000001000001040000015BF95B259E8C043117.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radial" draw:cx="50%" draw:cy="80%" draw:start-color="#2a6099" draw:end-color="#158466" draw:start-intensity="100%" draw:end-intensity="100%" draw:border="33%"/>
    <draw:gradient draw:name="Gradient_20_3" draw:display-name="Gradient 3" draw:style="radial" draw:cx="50%" draw:cy="90%" draw:start-color="#ffbf00" draw:end-color="#ffff00" draw:start-intensity="100%" draw:end-intensity="100%" draw:border="33%"/>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8cm" draw:marker-start-center="false" draw:marker-end-width="0.28cm" draw:marker-end-center="false" draw:stroke-linejoin="miter" draw:fill="solid" draw:fill-color="#3465a4" draw:gradient-step-count="64" draw:textarea-horizontal-align="justify" draw:auto-grow-height="false" fo:padding-top="0.125cm" fo:padding-bottom="0.125cm" fo:padding-left="0.25cm" fo:padding-right="0.25cm" draw:shadow="hidden" draw:shadow-offset-x="-0.05cm" draw:shadow-offset-y="-0.05cm" draw:shadow-color="#ddddd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3cm" draw:marker-start-width="0.66cm" draw:marker-end-width="0.66cm" draw:fill="gradient" draw:fill-gradient-name="Gradient_20_3" draw:gradient-step-count="64"/>
    </style:style>
    <style:style style:name="Accent_20_2" style:display-name="Accent 2" style:family="graphic" style:parent-style-name="Accent">
      <style:graphic-properties draw:fill="solid" draw:fill-color="#168253"/>
    </style:style>
    <style:style style:name="Accent_20_3" style:display-name="Accent 3" style:family="graphic" style:parent-style-name="Accent">
      <style:graphic-properties svg:stroke-width="0.3cm" draw:marker-start-width="0.66cm" draw:marker-end-width="0.66cm" draw:fill="gradient" draw:fill-gradient-name="Gradient_20_2" draw:gradient-step-count="64" draw:shadow-offset-x="0.05cm" draw:shadow-offset-y="0.05cm"/>
    </style:style>
    <style:style style:name="Sunset-background" style:family="presentation">
      <style:graphic-properties draw:stroke="none" draw:fill="solid" draw:fill-color="#813709"/>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Sunse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false" style:shrink-to-fit="true">
        <text:list-style style:name="Suns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cm" fo:text-indent="0cm"/>
      <style:text-properties fo:font-size="21pt" style:font-size-asian="21pt" style:font-size-complex="21pt"/>
    </style:style>
    <style:style style:name="Sunset-outline3" style:family="presentation" style:parent-style-name="Sunset-outline2">
      <style:paragraph-properties fo:margin-left="0cm" fo:margin-right="0cm" fo:margin-top="0cm" fo:margin-bottom="0.225cm" fo:text-indent="0cm"/>
      <style:text-properties fo:font-size="18pt" style:font-size-asian="18pt" style:font-size-complex="18pt"/>
    </style:style>
    <style:style style:name="Sunset-outline4" style:family="presentation" style:parent-style-name="Sunset-outline3">
      <style:paragraph-properties fo:margin-left="0cm" fo:margin-right="0cm" fo:margin-top="0cm" fo:margin-bottom="0.15cm" fo:text-indent="0cm"/>
      <style:text-properties fo:font-size="15pt" style:font-size-asian="15pt" style:font-size-complex="15pt"/>
    </style:style>
    <style:style style:name="Sunset-outline5" style:family="presentation" style:parent-style-name="Sunset-outline4">
      <style:paragraph-properties fo:margin-left="0cm" fo:margin-right="0cm" fo:margin-top="0cm" fo:margin-bottom="0.075cm" fo:text-indent="0cm"/>
    </style:style>
    <style:style style:name="Sunset-outline6" style:family="presentation" style:parent-style-name="Sunset-outline5"/>
    <style:style style:name="Sunset-outline7" style:family="presentation" style:parent-style-name="Sunset-outline6"/>
    <style:style style:name="Sunset-outline8" style:family="presentation" style:parent-style-name="Sunset-outline7"/>
    <style:style style:name="Sunset-outline9" style:family="presentation" style:parent-style-name="Sunset-outline8"/>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false"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81370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draw:auto-grow-height="false" fo:min-height="14.25cm" fo:min-width="25.709cm"/>
    </style:style>
    <style:style style:name="Mgr4" style:family="graphic" style:parent-style-name="Accent_20_1">
      <style:graphic-properties draw:stroke="none" draw:fill="solid" draw:fill-color="#111111" draw:opacity="64%" draw:textarea-vertical-align="middle" draw:auto-grow-height="false" fo:min-height="14.534cm" fo:min-width="24.784cm"/>
    </style:style>
    <style:style style:name="Mgr5" style:family="graphic" style:parent-style-name="Accent_20_1">
      <style:graphic-properties draw:fill="gradient" draw:fill-gradient-name="Gradient_20_5" draw:gradient-step-count="0" draw:textarea-vertical-align="middle" draw:auto-grow-height="false" fo:min-height="14.25cm" fo:min-width="24.5cm"/>
    </style:style>
    <style:style style:name="Mgr6"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a6" draw:opacity="4%" draw:textarea-horizontal-align="justify" draw:textarea-vertical-align="middle" draw:auto-grow-height="false" fo:min-height="0.526cm" fo:min-width="12.414cm" fo:padding-top="0.125cm" fo:padding-bottom="0.125cm" fo:padding-left="0.25cm" fo:padding-right="0.25cm" draw:shadow="hidden" draw:shadow-offset-x="0.2cm" draw:shadow-offset-y="0.2cm" draw:shadow-color="#808080"/>
    </style:style>
    <style:style style:name="Mgr7"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8"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9"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10"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pr1" style:family="presentation" style:parent-style-name="Sunset-backgroundobjects">
      <style:graphic-properties draw:stroke="none" draw:fill="none" draw:fill-color="#ffffff" draw:auto-grow-height="false" fo:min-height="1.449cm"/>
      <style:paragraph-properties style:writing-mode="lr-tb"/>
    </style:style>
    <style:style style:name="Mpr2" style:family="presentation" style:parent-style-name="Sunset-backgroundobjects">
      <style:graphic-properties draw:stroke="none" draw:fill="none" draw:fill-color="#ffffff" draw:auto-grow-height="false" fo:min-height="1.485cm"/>
      <style:paragraph-properties style:writing-mode="lr-tb"/>
    </style:style>
    <style:style style:name="Mpr3" style:family="presentation" style:parent-style-name="Sunse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loext:graphic-properties draw:fill="solid" draw:fill-color="#111111" draw:opacity="64%"/>
      <style:paragraph-properties fo:text-align="center"/>
    </style:style>
    <style:style style:name="MP7" style:family="paragraph">
      <loext:graphic-properties draw:fill="gradient" draw:fill-gradient-name="Gradient_20_5" draw:gradient-step-count="0"/>
      <style:paragraph-properties fo:text-align="center"/>
    </style:style>
    <style:style style:name="MP8" style:family="paragraph">
      <style:paragraph-properties style:writing-mode="lr-tb"/>
      <style:text-properties style:use-window-font-color="true" loext:opacity="0%" fo:font-size="14pt" style:font-size-asian="14pt" style:font-size-complex="14pt"/>
    </style:style>
    <style:style style:name="MP9"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0" style:family="paragraph">
      <style:paragraph-properties fo:text-align="center"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fo:text-align="center"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fill="solid" draw:fill-color="#ffffa6" draw:opacity="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ffffff" draw:opacity="2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unset" style:page-layout-name="PM1" draw:style-name="Mdp1">
      <draw:custom-shape draw:style-name="Mgr3" draw:text-style-name="MP5" draw:layer="backgroundobjects" svg:width="26.209cm" svg:height="14.5cm" draw:transform="rotate (-0.0174532925199433) translate (1.119cm 0.162cm)">
        <text:p/>
        <draw:enhanced-geometry svg:viewBox="0 0 21600 21600" draw:type="rectangle" draw:enhanced-path="M 0 0 L 21600 0 21600 21600 0 21600 0 0 Z N"/>
      </draw:custom-shape>
      <draw:custom-shape draw:style-name="Mgr4" draw:text-style-name="MP6" draw:layer="backgroundobjects" svg:width="25.284cm" svg:height="14.784cm" svg:x="1.216cm" svg:y="0.716cm">
        <text:p/>
        <draw:enhanced-geometry svg:viewBox="0 0 21600 21600" draw:type="rectangle" draw:enhanced-path="M 0 0 L 21600 0 21600 21600 0 21600 0 0 Z N"/>
      </draw:custom-shape>
      <draw:custom-shape draw:style-name="Mgr5" draw:text-style-name="MP7" draw:layer="backgroundobjects" svg:width="25cm" svg:height="14.5cm" svg:x="1.5cm" svg:y="1cm">
        <text:p/>
        <draw:enhanced-geometry svg:viewBox="0 0 21600 21600" draw:type="rectangle" draw:enhanced-path="M 0 0 L 21600 0 21600 21600 0 21600 0 0 Z N"/>
      </draw:custom-shape>
      <draw:frame presentation:style-name="Sunset-title" draw:layer="backgroundobjects" svg:width="10cm" svg:height="2.5cm" svg:x="9cm" svg:y="1.25cm" presentation:class="title" presentation:placeholder="true">
        <draw:text-box/>
      </draw:frame>
      <draw:frame presentation:style-name="Sunset-outline1" draw:layer="backgroundobjects" svg:width="23cm" svg:height="10cm" svg:x="2.5cm" svg:y="4cm" presentation:class="outline" presentation:placeholder="true">
        <draw:text-box/>
      </draw:frame>
      <draw:frame presentation:style-name="Mpr1" draw:text-style-name="MP9" draw:layer="backgroundobjects" svg:width="6cm" svg:height="1.09cm" svg:x="2.5cm" svg:y="14.35cm" presentation:class="date-time">
        <draw:text-box>
          <text:p text:style-name="MP8"><text:span text:style-name="MT2"><presentation:date-time/></text:span></text:p>
        </draw:text-box>
      </draw:frame>
      <draw:frame presentation:style-name="Mpr1" draw:text-style-name="MP11" draw:layer="backgroundobjects" svg:width="10cm" svg:height="1.09cm" svg:x="9cm" svg:y="14.35cm" presentation:class="footer">
        <draw:text-box>
          <text:p text:style-name="MP10"><text:span text:style-name="MT2"><presentation:footer/></text:span></text:p>
        </draw:text-box>
      </draw:frame>
      <draw:frame presentation:style-name="Mpr1" draw:text-style-name="MP13" draw:layer="backgroundobjects" svg:width="6cm" svg:height="1.09cm" svg:x="19.5cm" svg:y="14.35cm" presentation:class="page-number">
        <draw:text-box>
          <text:p text:style-name="MP12"><text:span text:style-name="MT2"><text:page-number>&lt;number&gt;</text:page-number></text:span></text:p>
        </draw:text-box>
      </draw:frame>
      <draw:path draw:style-name="Mgr6" draw:text-style-name="MP14" draw:layer="backgroundobjects" svg:width="25.601cm" svg:height="13.642cm" svg:x="1.262cm" svg:y="3.36cm" svg:viewBox="0 0 25602 13643" svg:d="M1816 6343c97 0 191 25 274 73l7377 4261-6023-6023c-68-68-117-153-142-246s-25-191 0-284 74-177 142-246c68-68 153-117 246-142 93-24 191-24 284 0 93 25 178 74 246 142l6020 6020-4256-7375c-49-83-74-178-74-274s25-191 74-274c48-83 117-153 200-201 84-48 178-73 275-73 96 0 191 25 274 73s153 118 201 201l4260 7382-2207-8235c-25-93-25-191 0-284s74-177 142-245c68-69 153-117 246-142s191-25 284 0 178 73 246 142c68 68 117 152 142 245l2206 8235v-8524c0-97 26-191 74-275 48-83 117-152 201-201 83-48 178-73 274-73s191 25 274 73c83 49 153 118 201 201 48 84 73 178 73 275v8516l2204-8223c25-93 74-178 142-246s153-117 246-142 190-25 283 0 178 74 246 142 117 153 142 246 25 191 0 284l-2205 8232 4262-7383c48-83 118-153 201-201s178-73 274-73 191 25 274 73c84 48 153 118 201 201s74 178 74 274c0 97-26 191-74 275v-1 1l-4257 7373 6019-6019c68-68 153-117 246-142s191-25 284 0 178 74 246 142 117 153 142 246 25 191 0 284-74 177-142 245l-6027 6028 7382-4263c84-48 178-73 275-73 96 0 190 25 274 73 83 48 152 118 201 201 48 83 73 178 73 274 0 97-25 191-73 275-49 83-118 152-201 200l-7373 4257 8222-2203c93-25 191-25 284 0s178 74 246 142 117 153 142 246 25 191 0 284-74 178-142 246-153 117-246 142l-11725 3141c-93 25-190 25-283 0s-178-74-246-142c-67-66-115-148-140-238-26 90-74 173-140 239-68 68-153 117-246 142s-191 25-284 0h-1l-11723-3141c-93-25-178-74-246-142s-117-153-142-246-25-191 0-284 74-178 142-246 153-117 246-142 190-25 283 0l8231 2205-7379-4262c-84-48-153-117-201-201-48-83-73-178-73-274s25-191 73-274 118-153 201-201 178-73 274-73z">
        <text:p/>
      </draw:path>
      <draw:g>
        <draw:custom-shape draw:style-name="Mgr7" draw:text-style-name="MP15" draw:layer="backgroundobjects" svg:width="6.85cm" svg:height="0.08cm" svg:x="2.077cm" svg:y="2.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5" draw:layer="backgroundobjects" svg:width="6.1cm" svg:height="0.08cm" svg:x="2.792cm" svg:y="2.6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5" draw:layer="backgroundobjects" svg:width="6.85cm" svg:height="0.08cm" svg:x="19.073cm" svg:y="2.408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5" draw:layer="backgroundobjects" svg:width="6.1cm" svg:height="0.08cm" svg:x="19.108cm" svg:y="2.661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28T00:39:34.501335213</meta:creation-date>
    <meta:editing-duration>PT1M27S</meta:editing-duration>
    <meta:editing-cycles>2</meta:editing-cycles>
    <meta:generator>LibreOffice/7.3.7.2$Linux_X86_64 LibreOffice_project/30$Build-2</meta:generator>
    <dc:title>Sunset</dc:title>
    <dc:date>2023-02-28T00:41:00.310195078</dc:date>
    <meta:document-statistic meta:object-count="35"/>
  </office:meta>
</office:document-meta>
</file>